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87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/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language="en" fo:country="US" style:font-name-asian="Noto Sans CJK SC Regular" style:font-name-complex="FreeSans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EP</text:p>
          </table:table-cell>
          <table:table-cell table:style-name="ce1" office:value-type="string" calcext:value-type="string">
            <text:p>WLB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Lebensmittel - Snacks - Frucht- und Nussriegel</text:p>
          </table:table-cell>
          <table:table-cell office:value-type="string" calcext:value-type="string">
            <text:p>Nuss- und Fruchtrieg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bensmittel - Snacks - Nüsse und Trockenfrüchte</text:p>
          </table:table-cell>
          <table:table-cell office:value-type="string" calcext:value-type="string">
            <text:p>Nüs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bensmittel - Snacks - Confiserie</text:p>
          </table:table-cell>
          <table:table-cell office:value-type="string" calcext:value-type="string">
            <text:p>Confiseri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bensmittel - Mahlzeit - Zucker</text:p>
          </table:table-cell>
          <table:table-cell office:value-type="string" calcext:value-type="string">
            <text:p>Zuck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bensmittel - Tee - Kräutertee</text:p>
          </table:table-cell>
          <table:table-cell office:value-type="string" calcext:value-type="string">
            <text:p>Kräuter- und Früchtet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ffee - Kaffee - Instantgetränke (7% Mwst.)</text:p>
          </table:table-cell>
          <table:table-cell office:value-type="string" calcext:value-type="string">
            <text:p>Instantkaff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bensmittel - Mahlzeit - Kräuter und Gewürze</text:p>
          </table:table-cell>
          <table:table-cell office:value-type="string" calcext:value-type="string">
            <text:p>Gewürze und Kräu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Alles für Kiddies - Kinderzimmer</text:p>
          </table:table-cell>
          <table:table-cell office:value-type="string" calcext:value-type="string">
            <text:p>Spielzeu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Alles für Kiddies - Babytragetücher</text:p>
          </table:table-cell>
          <table:table-cell office:value-type="string" calcext:value-type="string">
            <text:p>Kleidung Kind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Wellness-Artikel - Badezimmerzubehör</text:p>
          </table:table-cell>
          <table:table-cell office:value-type="string" calcext:value-type="string">
            <text:p>Kosmetik, Bad und Welln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Alles für Kiddies - Spieltiere und Puppen</text:p>
          </table:table-cell>
          <table:table-cell office:value-type="string" calcext:value-type="string">
            <text:p>Spielzeu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Taschen und Körbe - Taschen aus BW oder Jute</text:p>
          </table:table-cell>
          <table:table-cell office:value-type="string" calcext:value-type="string">
            <text:p>Tasch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Für Körper und Seele - Kerzenhalter und Freundeskreis</text:p>
          </table:table-cell>
          <table:table-cell office:value-type="string" calcext:value-type="string">
            <text:p>Kerzen und Räucherwer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Tisch und Küche - Gläser</text:p>
          </table:table-cell>
          <table:table-cell office:value-type="string" calcext:value-type="string">
            <text:p>Geschirr und Glaswar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Tisch und Küche - Tischwäsche</text:p>
          </table:table-cell>
          <table:table-cell office:value-type="string" calcext:value-type="string">
            <text:p>Haushalt und Gart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Tisch und Küche - Sonstiges Tisch und Küche</text:p>
          </table:table-cell>
          <table:table-cell office:value-type="string" calcext:value-type="string">
            <text:p>Haushalt und Gart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Papeterie - Grußkarten und Briefpapier</text:p>
          </table:table-cell>
          <table:table-cell office:value-type="string" calcext:value-type="string">
            <text:p>Grußkart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Fair Fashion - Tücher und Schals</text:p>
          </table:table-cell>
          <table:table-cell office:value-type="string" calcext:value-type="string">
            <text:p>Textile Accessoir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Wohnideen - Kleindeko</text:p>
          </table:table-cell>
          <table:table-cell office:value-type="string" calcext:value-type="string">
            <text:p>Dekoartik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ffee - Kaffee - Röstkaffee</text:p>
          </table:table-cell>
          <table:table-cell office:value-type="string" calcext:value-type="string">
            <text:p>Kaff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ffee - Kaffee - Rohstoffe</text:p>
          </table:table-cell>
          <table:table-cell office:value-type="string" calcext:value-type="string">
            <text:p>Kaff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Verpackung - Verpackung</text:p>
          </table:table-cell>
          <table:table-cell office:value-type="string" calcext:value-type="string">
            <text:p>Ergänzungsproduk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Taschen und Körbe - Artikel aus Rindsleder</text:p>
          </table:table-cell>
          <table:table-cell office:value-type="string" calcext:value-type="string">
            <text:p>Lederwar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Tisch und Küche - Haushaltskörbe</text:p>
          </table:table-cell>
          <table:table-cell office:value-type="string" calcext:value-type="string">
            <text:p>Körb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Wohnideen - für Blumen</text:p>
          </table:table-cell>
          <table:table-cell office:value-type="string" calcext:value-type="string">
            <text:p>Haushalt und Gart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Papeterie - Geschenkverpackung</text:p>
          </table:table-cell>
          <table:table-cell office:value-type="string" calcext:value-type="string">
            <text:p>Geschenkverpac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Verpackung - Taschen aus BW oder Jute</text:p>
          </table:table-cell>
          <table:table-cell office:value-type="string" calcext:value-type="string">
            <text:p>Tasch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Taschen und Körbe - Einkaufstaschen und Tragekörbe</text:p>
          </table:table-cell>
          <table:table-cell office:value-type="string" calcext:value-type="string">
            <text:p>Tasch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Fair Fashion - Schuhe</text:p>
          </table:table-cell>
          <table:table-cell office:value-type="string" calcext:value-type="string">
            <text:p>Schuh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Schmuck - Sonstiger Schmuck</text:p>
          </table:table-cell>
          <table:table-cell office:value-type="string" calcext:value-type="string">
            <text:p>Schmuc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Wohnideen - Kleinmöbel</text:p>
          </table:table-cell>
          <table:table-cell office:value-type="string" calcext:value-type="string">
            <text:p>Haushalt und Gart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Wohnideen - Hängedekoration</text:p>
          </table:table-cell>
          <table:table-cell office:value-type="string" calcext:value-type="string">
            <text:p>Dekoartik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Papeterie - Notizbücher und -blöcke</text:p>
          </table:table-cell>
          <table:table-cell office:value-type="string" calcext:value-type="string">
            <text:p>Notizbücher und Fotoalb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Wohnideen - Bilder</text:p>
          </table:table-cell>
          <table:table-cell office:value-type="string" calcext:value-type="string">
            <text:p>Dekoartik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Papeterie - Dekoration</text:p>
          </table:table-cell>
          <table:table-cell office:value-type="string" calcext:value-type="string">
            <text:p>Dekoartik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Musik und Instrumente - Blasinstrumente</text:p>
          </table:table-cell>
          <table:table-cell office:value-type="string" calcext:value-type="string">
            <text:p>Musikinstrumen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Tisch und Küche - Geschirr</text:p>
          </table:table-cell>
          <table:table-cell office:value-type="string" calcext:value-type="string">
            <text:p>Geschirr und Glaswar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Taschen und Körbe - Schlüsseltaschen und -ringe</text:p>
          </table:table-cell>
          <table:table-cell table:style-name="ce4" office:value-type="string" calcext:value-type="string">
            <text:p>Sonstiges Kunsthandwer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bensmittel - Tee - Rohstoffe</text:p>
          </table:table-cell>
          <table:table-cell table:style-name="ce4" office:value-type="string" calcext:value-type="string">
            <text:p>T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bensmittel - Snacks - Schokolade</text:p>
          </table:table-cell>
          <table:table-cell table:style-name="ce4" office:value-type="string" calcext:value-type="string">
            <text:p>Tafelschokola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bensmittel - Mahlzeit - Milch- und Kakaogetränke</text:p>
          </table:table-cell>
          <table:table-cell table:style-name="ce4" office:value-type="string" calcext:value-type="string">
            <text:p>Kakao und Trinkschokola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bensmittel - Snacks - Gebäck</text:p>
          </table:table-cell>
          <table:table-cell table:style-name="ce4" office:value-type="string" calcext:value-type="string">
            <text:p>Gebäc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bensmittel - Mahlzeit - Kochen und Backen</text:p>
          </table:table-cell>
          <table:table-cell table:style-name="ce4" office:value-type="string" calcext:value-type="string">
            <text:p>Sonstige Lebensmitt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bensmittel - Mahlzeit - Rohstoffe</text:p>
          </table:table-cell>
          <table:table-cell table:style-name="ce4" office:value-type="string" calcext:value-type="string">
            <text:p>Sonstige Lebensmitt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bensmittel - Snacks - Rohstoffe</text:p>
          </table:table-cell>
          <table:table-cell table:style-name="ce4" office:value-type="string" calcext:value-type="string">
            <text:p>Chips und Knabberei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bensmittel - Tee - 7% Artikel ohne Skonto</text:p>
          </table:table-cell>
          <table:table-cell table:style-name="ce4" office:value-type="string" calcext:value-type="string">
            <text:p>T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bensmittel - Getränke - Wein, Rum, Guarana (19% Mwst.)</text:p>
          </table:table-cell>
          <table:table-cell table:style-name="ce4" office:value-type="string" calcext:value-type="string">
            <text:p>Sonstige alkoholische Getränk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Wohnideen - Küche und Bad</text:p>
          </table:table-cell>
          <table:table-cell office:value-type="string" calcext:value-type="string">
            <text:p>Haushalt und Gart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Schmuck - Schmuck aus Naturmaterialien</text:p>
          </table:table-cell>
          <table:table-cell office:value-type="string" calcext:value-type="string">
            <text:p>Schmuc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Fair Fashion - Sonstiges Outdoor</text:p>
          </table:table-cell>
          <table:table-cell table:style-name="ce4" office:value-type="string" calcext:value-type="string">
            <text:p>Sonstige Kleid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Fair Fashion - Silberschmuck</text:p>
          </table:table-cell>
          <table:table-cell office:value-type="string" calcext:value-type="string">
            <text:p>Schmuc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Schmuck - Fundgrube Modeschmuck</text:p>
          </table:table-cell>
          <table:table-cell office:value-type="string" calcext:value-type="string">
            <text:p>Schmuc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Tisch und Küche - Kochbücher</text:p>
          </table:table-cell>
          <table:table-cell table:style-name="ce4" office:value-type="string" calcext:value-type="string">
            <text:p>Büc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Papeterie - Bücher</text:p>
          </table:table-cell>
          <table:table-cell table:style-name="ce4" office:value-type="string" calcext:value-type="string">
            <text:p>Büc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Geschenkartikel - EL PUENTE Medien und Kalender</text:p>
          </table:table-cell>
          <table:table-cell table:style-name="ce4" office:value-type="string" calcext:value-type="string">
            <text:p>Kalend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Musik und Instrumente - Compact Disks</text:p>
          </table:table-cell>
          <table:table-cell table:style-name="ce4" office:value-type="string" calcext:value-type="string">
            <text:p>C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bensmittel - Mahlzeit - Essig &amp; Öl</text:p>
          </table:table-cell>
          <table:table-cell table:style-name="ce4" office:value-type="string" calcext:value-type="string">
            <text:p>Essig und Ö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Schmuck - Modeschmuck</text:p>
          </table:table-cell>
          <table:table-cell office:value-type="string" calcext:value-type="string">
            <text:p>Schmuc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Für Körper und Seele - Klänge für die Seele</text:p>
          </table:table-cell>
          <table:table-cell office:value-type="string" calcext:value-type="string">
            <text:p>Musikinstrumen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bensmittel - Tee - Grüner Tee</text:p>
          </table:table-cell>
          <table:table-cell table:style-name="ce4" office:value-type="string" calcext:value-type="string">
            <text:p>Grüner T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Wohnideen - Sonstiges Wohnideen</text:p>
          </table:table-cell>
          <table:table-cell office:value-type="string" calcext:value-type="string">
            <text:p>Sonstiges Kunsthandwer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Verpackung - Artikel ohne Skonto</text:p>
          </table:table-cell>
          <table:table-cell office:value-type="string" calcext:value-type="string">
            <text:p>Ergänzungsproduk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bensmittel - Getränke - Säfte (19% Mwst.)</text:p>
          </table:table-cell>
          <table:table-cell table:style-name="ce4" office:value-type="string" calcext:value-type="string">
            <text:p>Sonstige Getränk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bensmittel - Snacks - Chips</text:p>
          </table:table-cell>
          <table:table-cell table:style-name="ce4" office:value-type="string" calcext:value-type="string">
            <text:p>Chips und Knabberei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Musik und Instrumente - Trommeln</text:p>
          </table:table-cell>
          <table:table-cell office:value-type="string" calcext:value-type="string">
            <text:p>Musikinstrumen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Alles für Kiddies - Accessoires für Kinder</text:p>
          </table:table-cell>
          <table:table-cell office:value-type="string" calcext:value-type="string">
            <text:p>Sonstiges Kunsthandwer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Alles für Kiddies - Kinderspielzeug</text:p>
          </table:table-cell>
          <table:table-cell office:value-type="string" calcext:value-type="string">
            <text:p>Spielzeu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Für Körper und Seele - Deko-Puppen</text:p>
          </table:table-cell>
          <table:table-cell office:value-type="string" calcext:value-type="string">
            <text:p>Dekoartik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bensmittel - Mahlzeit - Brotaufstrich</text:p>
          </table:table-cell>
          <table:table-cell table:style-name="ce4" office:value-type="string" calcext:value-type="string">
            <text:p>Brotaufstrich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bensmittel - Snacks - Bonbons</text:p>
          </table:table-cell>
          <table:table-cell table:style-name="ce4" office:value-type="string" calcext:value-type="string">
            <text:p>Bonb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Wellness-Artikel - Entspannung</text:p>
          </table:table-cell>
          <table:table-cell office:value-type="string" calcext:value-type="string">
            <text:p>Sonstiges Kunsthandwer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Wohnideen - Dosen und Zierteller</text:p>
          </table:table-cell>
          <table:table-cell office:value-type="string" calcext:value-type="string">
            <text:p>Dekoartik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Tisch und Küche - Schneidebretter</text:p>
          </table:table-cell>
          <table:table-cell table:style-name="ce4" office:value-type="string" calcext:value-type="string">
            <text:p>Küchenutensili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Tisch und Küche - Besteck</text:p>
          </table:table-cell>
          <table:table-cell table:style-name="ce4" office:value-type="string" calcext:value-type="string">
            <text:p>Küchenutensili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Schmuck - Silberschmuck</text:p>
          </table:table-cell>
          <table:table-cell office:value-type="string" calcext:value-type="string">
            <text:p>Schmuc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Musik und Instrumente - Percussion</text:p>
          </table:table-cell>
          <table:table-cell office:value-type="string" calcext:value-type="string">
            <text:p>Musikinstrumen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Schmuck - Schmuckaufbewahrung</text:p>
          </table:table-cell>
          <table:table-cell office:value-type="string" calcext:value-type="string">
            <text:p>Schmuc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Wohnideen - Masken und Menschenfiguren</text:p>
          </table:table-cell>
          <table:table-cell office:value-type="string" calcext:value-type="string">
            <text:p>Dekoartik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Für Körper und Seele - Sonstiges für Körper und See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ndwerk - Wohnideen - Heimtextili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ndwerk - Für Körper und Seele - Räucherstäbchen und Zubehö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bensmittel - Tee - Schwarzer Tee und weißer Te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ndwerk - Draußen vor der Tür - Fussmatt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ndwerk - Papeterie - Utensili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ndwerk - Wellness-Artikel - Körperpflege und -zubehö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ndwerk - Taschen und Körbe - Artikel aus Ziegenled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ndwerk - Tisch und Küche - Küchenhelf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ndwerk - Wohnideen - Küchenhelf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ndwerk - Für Körper und Seele - Aromalampen und Duftö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ndwerk - Für Körper und Seele - Kerz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ndwerk - Schmuck - Gold- und vergoldeter Schmuc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ndwerk - Schmuck - Modeschmuck mit Schmuckstein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ndwerk - Wohnideen - Tierfigur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ndwerk - Wohnideen - Kripp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ndwerk - Alles für Kiddies - Spardos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ndwerk - Freizeit und Hobby - Geschicklichkeitsspie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ndwerk - Freizeit und Hobby - Brettspie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ndwerk - Papeterie - Accessoires für Kind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ndwerk - Papeterie - Sonstige Papeter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ndwerk - Taschen und Körbe - Taschen aus Kunststoff etc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ndwerk - Tisch und Küche - Wäschepfle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ndwerk - Schmuck - Holzschmuc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ndwerk - Bionatyr Naturkosmetik - Bionatyr Naturkosmeti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ndwerk - Draußen vor der Tür - Sonstiges Outdo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ndwerk - Draußen vor der Tür - Gartenkeramik und -Dekor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ndwerk - Draußen vor der Tür - Tierfigur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ndwerk - Für Körper und Seele - Gutes für den Körp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ndwerk - Tisch und Küche - Artikel ohne Skon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ndwerk - Fair Fashion - Mode für S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ndwerk - Wellness-Artikel - Tücher und Schal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ndwerk - Wohnideen - Artikel ohne Skon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ndwerk - Taschen und Körbe - Tachen aus Wol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ndwerk - Taschen und Körbe - Badezimmerzubehö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bensmittel - Tee - Früchtete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ndwerk - Fair Fashion - Hü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ndwerk - Wohnideen - Deko-Aut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bensmittel - Mahlzeit - Honi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ndwerk - Wellness-Artikel - Spirituelles,Yoga,Klangschal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ndwerk - Fair Fashion - Stricksachen (Accessoire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ndwerk - Wellness-Artikel - Räucherstäbchen und Zubehö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ndwerk - Alles für Kiddies - Fingerpupp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ndwerk - Schmuck - Bronzeschmuc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ndwerk - Wohnideen - Baumschmuc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ndwerk - Wohnideen - Dekor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bensmittel - Snacks - Artikel ohne Skon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ndwerk - Tierbedarf - Tierbehausu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ndwerk - Freizeit und Hobby - Bäl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bensmittel - Snacks - Zuck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bensmittel - Snacks - Fruchtgumm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bensmittel - Snacks - 7% Artikel ohne Skon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bensmittel - Mahlzeit - Tapenaden, Dipps, Saucen, Sen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ndwerk - Wellness-Artikel - Rohstoff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bensmittel - Tee - Rotbuschte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ndwerk - Verpackung - Versandkart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ndwerk - Schmuck - Haarschmuck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9P0"/>
    </number:currency-style>
    <number:percentage-style style:name="N107">
      <number:number number:decimal-places="2" number:min-decimal-places="2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kus Voge</meta:initial-creator>
    <meta:creation-date>2023-02-08T00:55:56.275409584</meta:creation-date>
    <dc:date>2023-02-21T01:03:07.311412510</dc:date>
    <dc:creator>Markus Voge</dc:creator>
    <meta:editing-duration>PT1H59M2S</meta:editing-duration>
    <meta:editing-cycles>21</meta:editing-cycles>
    <meta:generator>LibreOffice/7.3.7.2$Linux_X86_64 LibreOffice_project/30$Build-2</meta:generator>
    <meta:document-statistic meta:table-count="1" meta:cell-count="215" meta:object-count="0"/>
  </office:meta>
</office:document-meta>
</file>